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 Big Fundamentals of Cyber-Security</text:p>
      <text:list xml:id="list5053421702896619673" text:style-name="L1">
        <text:list-item>
          <text:p text:style-name="P1">Domain Separation – Good fences make good neighbors</text:p>
        </text:list-item>
        <text:list-item>
          <text:p text:style-name="P1">Process Isolation – Don't let tasks influence each other</text:p>
        </text:list-item>
        <text:list-item>
          <text:p text:style-name="P1">Resource Encapsulation – Each part of your system isolated... one breach isn't take-all</text:p>
        </text:list-item>
        <text:list-item>
          <text:p text:style-name="P1">Least Privilege – Want the least amount of permissions needed</text:p>
        </text:list-item>
        <text:list-item>
          <text:p text:style-name="P1">Modularity – Good and bad (Cellphones aren't modular)</text:p>
        </text:list-item>
        <text:list-item>
          <text:p text:style-name="P1">Layering – Implement multiple layers of computer security </text:p>
        </text:list-item>
        <text:list-item>
          <text:p text:style-name="P1">Abstraction – A representation of an object</text:p>
        </text:list-item>
        <text:list-item>
          <text:p text:style-name="P1">Data Hiding – Hide your sensitive information and information that leads to it</text:p>
        </text:list-item>
        <text:list-item>
          <text:p text:style-name="P1">Simplicity – Well designed operation that does one thing and does it well</text:p>
        </text:list-item>
        <text:list-item>
          <text:p text:style-name="P1">Minimization – Keep software small to keep security risks sma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8T08:16:31.74</meta:creation-date>
    <meta:editing-duration>PT3M16S</meta:editing-duration>
    <meta:editing-cycles>3</meta:editing-cycles>
    <meta:generator>OpenOffice/4.1.3$Win32 OpenOffice.org_project/413m1$Build-9783</meta:generator>
    <meta:initial-creator>Wolf</meta:initial-creator>
    <dc:date>2017-09-28T14:33:55.07</dc:date>
    <dc:creator>Wolf</dc:creator>
    <meta:document-statistic meta:table-count="0" meta:image-count="0" meta:object-count="0" meta:page-count="1" meta:paragraph-count="11" meta:word-count="114" meta:character-count="681"/>
  </office:meta>
</office:document-meta>
</file>